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8C624118EFED1E10F4.png" manifest:media-type="image/png"/>
  <manifest:file-entry manifest:full-path="Pictures/1000000000000193000000AA06B034D68C50F378.png" manifest:media-type="image/pn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10000060F000004AE07E74F3E10821D98.png" manifest:media-type="image/png"/>
  <manifest:file-entry manifest:full-path="Pictures/10000000000004B00000053BC7BD0D5428E957E9.jpg" manifest:media-type="image/jpeg"/>
  <manifest:file-entry manifest:full-path="Pictures/10000200000000BD00000057DD8672FD505D8888.gif" manifest:media-type="image/gif"/>
  <manifest:file-entry manifest:full-path="Pictures/100000000000021A000000EB973F806E1CB93987.jpg" manifest:media-type="image/jpeg"/>
  <manifest:file-entry manifest:full-path="Pictures/1000000000000203000001DC626E2B65E447CAE6.jpg" manifest:media-type="image/jpeg"/>
  <manifest:file-entry manifest:full-path="Pictures/10000000000000C8000000C8E138DAF5846D21B7.png" manifest:media-type="image/png"/>
  <manifest:file-entry manifest:full-path="Pictures/10000000000006A2000006A035F7BAA08B7564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192cm" svg:height="13.605cm" svg:x="14.478cm" svg:y="3.81cm">
          <draw:image xlink:href="Pictures/10000000000004B00000053BC7BD0D5428E957E9.jpg" xlink:type="simple" xlink:show="embed" xlink:actuate="onLoad">
            <text:p/>
          </draw:image>
        </draw:frame>
        <draw:frame draw:style-name="gr2" draw:text-style-name="P2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3" draw:text-style-name="P3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9.304cm" svg:height="2.54cm" svg:x="5.588cm" svg:y="0.254cm" presentation:class="title" presentation:user-transformed="true">
          <draw:text-box>
            <text:p text:style-name="P4"><text:span text:style-name="T1">Tutorial: Electrónica digital para makers con FPGAs libres</text:span></text:p>
          </draw:text-box>
        </draw:frame>
        <draw:frame draw:style-name="gr4" draw:text-style-name="P7" draw:layer="layout" svg:width="8.636cm" svg:height="1.016cm" svg:x="1.524cm" svg:y="14.986cm">
          <draw:text-box>
            <text:p text:style-name="P6"><text:span text:style-name="T2">Juan González Gómez</text:span></text:p>
          </draw:text-box>
        </draw:frame>
        <draw:frame draw:style-name="gr2" draw:text-style-name="P2" draw:layer="layout" svg:width="4.041cm" svg:height="1.704cm" svg:x="23.114cm" svg:y="18.971cm">
          <draw:image xlink:href="Pictures/1000000000000193000000AA06B034D68C50F378.png" xlink:type="simple" xlink:show="embed" xlink:actuate="onLoad">
            <text:p/>
          </draw:image>
        </draw:frame>
        <draw:line draw:style-name="gr5" draw:text-style-name="P2" draw:layer="layout" svg:x1="0cm" svg:y1="18.288cm" svg:x2="28cm" svg:y2="18.288cm">
          <text:p/>
        </draw:line>
        <draw:frame draw:style-name="gr6" draw:text-style-name="P8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53cm" svg:y="15.671cm">
          <draw:text-box>
            <text:p text:style-name="P6"><text:span text:style-name="T4">@Obijuan_cube</text:span></text:p>
          </draw:text-box>
        </draw:frame>
        <draw:frame draw:style-name="gr2" draw:text-style-name="P2" draw:layer="layout" svg:width="4.652cm" svg:height="2.032cm" svg:x="10.08cm" svg:y="15.24cm">
          <draw:image xlink:href="Pictures/100000000000021A000000EB973F806E1CB93987.jpg" xlink:type="simple" xlink:show="embed" xlink:actuate="onLoad">
            <text:p/>
          </draw:image>
        </draw:frame>
        <draw:frame draw:style-name="gr2" draw:text-style-name="P2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2" draw:layer="layout" svg:width="2.11cm" svg:height="1.95cm" svg:x="16.94cm" svg:y="18.624cm">
          <draw:image xlink:href="Pictures/1000000000000203000001DC626E2B65E447CAE6.jpg" xlink:type="simple" xlink:show="embed" xlink:actuate="onLoad">
            <text:p/>
          </draw:image>
        </draw:frame>
        <draw:frame draw:style-name="gr2" draw:text-style-name="P2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10" draw:layer="layout" svg:width="20.828cm" svg:height="1.889cm" svg:x="5.588cm" svg:y="2.358cm">
          <draw:text-box>
            <text:p text:style-name="P4"><text:span text:style-name="T5">Vídeo 13</text:span><text:span text:style-name="T6">: Periféricos: LEDs externos y zumbadores</text:span></text:p>
          </draw:text-box>
        </draw:frame>
        <draw:frame draw:style-name="gr2" draw:text-style-name="P2" draw:layer="layout" svg:width="3.302cm" svg:height="2.551cm" svg:x="2.794cm" svg:y="18.449cm">
          <draw:image xlink:href="Pictures/100002010000060F000004AE07E74F3E10821D98.png" xlink:type="simple" xlink:show="embed" xlink:actuate="onLoad">
            <text:p/>
          </draw:image>
        </draw:frame>
        <draw:frame presentation:style-name="pr3" draw:text-style-name="P11" draw:layer="layout" svg:width="6.858cm" svg:height="0.788cm" svg:x="6.096cm" svg:y="19.571cm">
          <draw:text-box>
            <text:p><text:span text:style-name="T7">Madrid, 2018-Feb-11</text:span></text:p>
          </draw:text-box>
        </draw:frame>
        <draw:frame draw:style-name="gr1" draw:text-style-name="P1" draw:layer="layout" svg:width="12.192cm" svg:height="9.225cm" svg:x="2.032cm" svg:y="4.745cm">
          <draw:image xlink:href="Pictures/10000201000004B00000038C624118EFED1E10F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2-11T19:02:43.642890568</dc:date>
    <meta:editing-duration>P7DT21H1M45S</meta:editing-duration>
    <meta:editing-cycles>494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